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5cm" fo:min-width="1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5cm" fo:min-width="2.5cm"/>
      <style:paragraph-properties style:writing-mode="lr-tb"/>
    </style:style>
    <style:style style:name="gr3" style:family="graphic" style:parent-style-name="objectwithoutfill">
      <style:graphic-properties draw:marker-end="Linienspitzen_20_1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282cm" fo:min-width="2.152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398cm" fo:min-width="1.719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298cm" fo:min-width="0.441cm"/>
      <style:paragraph-properties style:writing-mode="lr-tb"/>
    </style:style>
    <style:style style:name="gr7" style:family="graphic" style:parent-style-name="objectwithoutfill">
      <style:graphic-properties draw:marker-end="Linienspitzen_20_2" draw:marker-end-width="0.3cm" draw:fill="none" draw:textarea-vertical-align="middle"/>
    </style:style>
    <style:style style:name="gr8" style:family="graphic" style:parent-style-name="objectwithoutfill">
      <style:graphic-properties draw:marker-end="Linienspitzen_20_3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501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48cm" fo:min-width="1.383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48cm" fo:min-width="1.38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49cm"/>
      <style:paragraph-properties style:writing-mode="lr-tb"/>
    </style:style>
    <style:style style:name="gr13" style:family="graphic" style:parent-style-name="objectwithoutfill">
      <style:graphic-properties draw:marker-end="Linienspitzen_20_4" draw:marker-end-width="0.3cm" draw:fill="none" draw:textarea-vertical-align="middle"/>
    </style:style>
    <style:style style:name="gr14" style:family="graphic" style:parent-style-name="objectwithoutfill">
      <style:graphic-properties draw:marker-end="Linienspitzen_20_6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0.24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397cm" fo:min-width="1.719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5cm" fo:min-width="2cm"/>
      <style:paragraph-properties style:writing-mode="lr-tb"/>
    </style:style>
    <style:style style:name="gr18" style:family="graphic" style:parent-style-name="objectwithoutfill">
      <style:graphic-properties draw:marker-end="Linienspitzen_20_7" draw:marker-end-width="0.3cm" draw:fill="none" draw:textarea-vertical-align="middle"/>
    </style:style>
    <style:style style:name="gr19" style:family="graphic" style:parent-style-name="objectwithoutfill">
      <style:graphic-properties draw:marker-end="Linienspitzen_20_8" draw:marker-end-width="0.3cm" draw:fill="none" draw:textarea-vertical-align="middle"/>
    </style:style>
    <style:style style:name="gr20" style:family="graphic" style:parent-style-name="objectwithoutfill">
      <style:graphic-properties draw:marker-end="Linienspitzen_20_10" draw:marker-end-width="0.3cm" draw:fill="none" draw:textarea-vertical-align="middle"/>
    </style:style>
    <style:style style:name="gr21" style:family="graphic" style:parent-style-name="objectwithoutfill">
      <style:graphic-properties draw:marker-end="Linienspitzen_20_11" draw:marker-end-width="0.3cm" draw:fill="none" draw:textarea-vertical-align="middle"/>
    </style:style>
    <style:style style:name="gr22" style:family="graphic" style:parent-style-name="objectwithoutfill">
      <style:graphic-properties draw:marker-end="Linienspitzen_20_12" draw:marker-end-width="0.3cm" draw:fill="none" draw:textarea-vertical-align="middle"/>
    </style:style>
    <style:style style:name="gr23" style:family="graphic" style:parent-style-name="objectwithoutfill">
      <style:graphic-properties draw:marker-end="Linienspitzen_20_13" draw:marker-end-width="0.3cm" draw:fill="none" draw:textarea-vertical-align="middle"/>
    </style:style>
    <style:style style:name="gr24" style:family="graphic" style:parent-style-name="standard">
      <style:graphic-properties draw:textarea-horizontal-align="justify" draw:textarea-vertical-align="middle" draw:auto-grow-height="false" fo:min-height="0.398cm" fo:min-width="3.487cm"/>
      <style:paragraph-properties style:writing-mode="lr-tb"/>
    </style:style>
    <style:style style:name="gr25" style:family="graphic" style:parent-style-name="objectwithoutfill">
      <style:graphic-properties draw:marker-end="Linienspitzen_20_14" draw:marker-end-width="0.3cm" draw:fill="none" draw:textarea-vertical-align="middle"/>
    </style:style>
    <style:style style:name="gr26" style:family="graphic" style:parent-style-name="objectwithoutfill">
      <style:graphic-properties draw:marker-end="Linienspitzen_20_15" draw:marker-end-width="0.3cm" draw:fill="none" draw:textarea-vertical-align="middle"/>
    </style:style>
    <style:style style:name="gr27" style:family="graphic" style:parent-style-name="standard">
      <style:graphic-properties draw:textarea-horizontal-align="justify" draw:textarea-vertical-align="middle" draw:auto-grow-height="false" fo:min-height="1.48cm" fo:min-width="4.5cm"/>
      <style:paragraph-properties style:writing-mode="lr-tb"/>
    </style:style>
    <style:style style:name="gr28" style:family="graphic" style:parent-style-name="objectwithoutfill">
      <style:graphic-properties draw:marker-end="Linienspitzen_20_16" draw:marker-end-width="0.3cm" draw:fill="none" draw:textarea-vertical-align="middle"/>
    </style:style>
    <style:style style:name="gr29" style:family="graphic" style:parent-style-name="objectwithoutfill">
      <style:graphic-properties draw:marker-end="Linienspitzen_20_17" draw:marker-end-width="0.3cm" draw:fill="none" draw:textarea-vertical-align="middle"/>
    </style:style>
    <style:style style:name="gr30" style:family="graphic" style:parent-style-name="objectwithoutfill">
      <style:graphic-properties draw:marker-end="Linienspitzen_20_18" draw:marker-end-width="0.3cm" draw:fill="none" draw:textarea-vertical-align="middle"/>
    </style:style>
    <style:style style:name="gr31" style:family="graphic" style:parent-style-name="objectwithoutfill">
      <style:graphic-properties draw:marker-end="Linienspitzen_20_19" draw:marker-end-width="0.3cm" draw:fill="none" draw:textarea-vertical-align="middle"/>
    </style:style>
    <style:style style:name="gr32" style:family="graphic" style:parent-style-name="objectwithoutfill">
      <style:graphic-properties draw:marker-end="Linienspitzen_20_20" draw:marker-end-width="0.3cm" draw:fill="none" draw:textarea-vertical-align="middle"/>
    </style:style>
    <style:style style:name="gr33" style:family="graphic" style:parent-style-name="objectwithoutfill">
      <style:graphic-properties draw:marker-end="Linienspitzen_20_21" draw:marker-end-width="0.3cm" draw:fill="none" draw:textarea-vertical-align="middle"/>
    </style:style>
    <style:style style:name="gr34" style:family="graphic" style:parent-style-name="objectwithoutfill">
      <style:graphic-properties draw:marker-end="Linienspitzen_20_22" draw:marker-end-width="0.3cm" draw:fill="none" draw:textarea-vertical-align="middle"/>
    </style:style>
    <style:style style:name="gr35" style:family="graphic" style:parent-style-name="objectwithoutfill">
      <style:graphic-properties draw:marker-end="Linienspitzen_20_23" draw:marker-end-width="0.3cm" draw:fill="none" draw:textarea-vertical-align="middle"/>
    </style:style>
    <style:style style:name="gr36" style:family="graphic" style:parent-style-name="objectwithoutfill">
      <style:graphic-properties draw:marker-end="Linienspitzen_20_24" draw:marker-end-width="0.3cm" draw:fill="none" draw:textarea-vertical-align="middle"/>
    </style:style>
    <style:style style:name="gr37" style:family="graphic" style:parent-style-name="objectwithoutfill">
      <style:graphic-properties draw:marker-end="Linienspitzen_20_25" draw:marker-end-width="0.3cm" draw:fill="none" draw:textarea-vertical-align="middle"/>
    </style:style>
    <style:style style:name="gr38" style:family="graphic" style:parent-style-name="objectwithoutfill">
      <style:graphic-properties draw:marker-end="Linienspitzen_20_26" draw:marker-end-width="0.3cm" draw:fill="none" draw:textarea-vertical-align="middle"/>
    </style:style>
    <style:style style:name="gr39" style:family="graphic" style:parent-style-name="objectwithoutfill">
      <style:graphic-properties draw:marker-end="Linienspitzen_20_27" draw:marker-end-width="0.3cm" draw:fill="none" draw:textarea-vertical-align="middle"/>
    </style:style>
    <style:style style:name="gr40" style:family="graphic" style:parent-style-name="standard">
      <style:graphic-properties draw:textarea-horizontal-align="justify" draw:textarea-vertical-align="middle" draw:auto-grow-height="false" fo:min-height="0.282cm" fo:min-width="1.446cm"/>
      <style:paragraph-properties style:writing-mode="lr-tb"/>
    </style:style>
    <style:style style:name="gr41" style:family="graphic" style:parent-style-name="objectwithoutfill">
      <style:graphic-properties draw:marker-end="Linienspitzen_20_30" draw:marker-end-width="0.3cm" draw:fill="none" draw:textarea-vertical-align="middle"/>
    </style:style>
    <style:style style:name="gr42" style:family="graphic" style:parent-style-name="objectwithoutfill">
      <style:graphic-properties draw:marker-end="Linienspitzen_20_31" draw:marker-end-width="0.3cm" draw:fill="none" draw:textarea-vertical-align="middle"/>
    </style:style>
    <style:style style:name="gr43" style:family="graphic" style:parent-style-name="standard">
      <style:graphic-properties draw:textarea-horizontal-align="justify" draw:textarea-vertical-align="middle" draw:auto-grow-height="false" fo:min-height="1.5cm" fo:min-width="2.5cm"/>
      <style:paragraph-properties style:writing-mode="lr-tb"/>
    </style:style>
    <style:style style:name="gr44" style:family="graphic" style:parent-style-name="objectwithoutfill">
      <style:graphic-properties draw:marker-end="Linienspitzen_20_32" draw:marker-end-width="0.3cm" draw:fill="none" draw:textarea-vertical-align="middle"/>
    </style:style>
    <style:style style:name="gr45" style:family="graphic" style:parent-style-name="objectwithoutfill">
      <style:graphic-properties draw:marker-end="Linienspitzen_20_33" draw:marker-end-width="0.3cm" draw:fill="none" draw:textarea-vertical-align="middle"/>
    </style:style>
    <style:style style:name="P1" style:family="paragraph">
      <style:paragraph-properties fo:text-align="center"/>
      <style:text-properties fo:font-size="12pt"/>
    </style:style>
    <style:style style:name="P2" style:family="paragraph">
      <loext:graphic-properties draw:fill="none"/>
      <style:paragraph-properties fo:text-align="center"/>
      <style:text-properties fo:font-size="12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style:font-size-asian="12pt" style:font-size-complex="12pt"/>
    </style:style>
    <style:style style:name="T2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2" draw:id="id2" draw:layer="layout" svg:width="1.5cm" svg:height="0.7cm" svg:x="8.75cm" svg:y="28cm">
          <text:p text:style-name="P1">return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3cm" svg:height="0.75cm" svg:x="9.608cm" svg:y="25.232cm">
          <text:p text:style-name="P1">Resize to 600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1.108cm" svg:y1="25.982cm" svg:x2="10.25cm" svg:y2="28.35cm" draw:start-shape="id1" draw:start-glue-point="2" draw:end-shape="id2" draw:end-glue-point="1" svg:d="M11108 25982v2368h-858" svg:viewBox="0 0 859 2369">
          <text:p/>
        </draw:connector>
        <draw:custom-shape draw:style-name="gr4" draw:text-style-name="P1" xml:id="id12" draw:id="id12" draw:layer="layout" svg:width="3.75cm" svg:height="0.75cm" svg:x="8.75cm" svg:y="11.5cm">
          <text:p text:style-name="P1">Width &gt; Heigh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4" draw:id="id4" draw:layer="layout" svg:width="3.137cm" svg:height="0.914cm" svg:x="1.75cm" svg:y="2.096cm">
          <text:p text:style-name="P1">Width &gt; 60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5" draw:id="id5" draw:layer="layout" svg:width="3.137cm" svg:height="0.914cm" svg:x="12.922cm" svg:y="2.096cm">
          <text:p text:style-name="P1">Height &gt; 60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3" draw:id="id3" draw:layer="layout" svg:width="0.941cm" svg:height="0.548cm" svg:x="2.848cm" svg:y="1cm">
          <text:p text:style-name="P1">entry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3.318cm" svg:y1="1.548cm" svg:x2="3.319cm" svg:y2="2.096cm" draw:start-shape="id3" draw:start-glue-point="2" draw:end-shape="id4" draw:end-glue-point="4" svg:d="M3318 1548v274h1v274" svg:viewBox="0 0 2 549">
          <text:p/>
        </draw:connector>
        <draw:connector draw:style-name="gr8" draw:text-style-name="P2" draw:layer="layout" svg:x1="4.887cm" svg:y1="2.553cm" svg:x2="12.922cm" svg:y2="2.553cm" draw:start-shape="id4" draw:start-glue-point="10" draw:end-shape="id5" draw:end-glue-point="6" svg:d="M4887 2553h8035" svg:viewBox="0 0 8036 1">
          <text:p/>
        </draw:connector>
        <draw:frame draw:style-name="gr9" draw:text-style-name="P4" draw:layer="layout" svg:width="1.676cm" svg:height="0.751cm" svg:x="4.574cm" svg:y="1.749cm">
          <draw:text-box>
            <text:p text:style-name="P3"><text:span text:style-name="T1">False</text:span></text:p>
          </draw:text-box>
        </draw:frame>
        <draw:custom-shape draw:style-name="gr10" draw:text-style-name="P1" xml:id="id7" draw:id="id7" draw:layer="layout" svg:width="1.883cm" svg:height="0.73cm" svg:x="2.377cm" svg:y="3.558cm">
          <text:p text:style-name="P1">Get WTH</text:p>
          <draw:enhanced-geometry svg:viewBox="0 0 21600 21600" draw:type="rectangle" draw:enhanced-path="M 0 0 L 21600 0 21600 21600 0 21600 0 0 Z N"/>
        </draw:custom-shape>
        <draw:custom-shape draw:style-name="gr11" draw:text-style-name="P1" xml:id="id6" draw:id="id6" draw:layer="layout" svg:width="1.882cm" svg:height="0.73cm" svg:x="13.549cm" svg:y="3.558cm">
          <text:p text:style-name="P1">Get HTH</text:p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1.598cm" svg:height="0.751cm" svg:x="15.902cm" svg:y="1.749cm">
          <draw:text-box>
            <text:p text:style-name="P3"><text:span text:style-name="T1">False</text:span></text:p>
          </draw:text-box>
        </draw:frame>
        <draw:frame draw:style-name="gr12" draw:text-style-name="P4" draw:layer="layout" svg:width="1.76cm" svg:height="0.74cm" svg:x="14.49cm" svg:y="3.01cm">
          <draw:text-box>
            <text:p text:style-name="P3"><text:span text:style-name="T1">True</text:span></text:p>
          </draw:text-box>
        </draw:frame>
        <draw:connector draw:style-name="gr13" draw:text-style-name="P2" draw:layer="layout" svg:x1="14.491cm" svg:y1="3.01cm" svg:x2="14.49cm" svg:y2="3.558cm" draw:start-shape="id5" draw:start-glue-point="8" draw:end-shape="id6" draw:end-glue-point="0" svg:d="M14491 3010v275h-1v273" svg:viewBox="0 0 2 549">
          <text:p/>
        </draw:connector>
        <draw:connector draw:style-name="gr14" draw:text-style-name="P2" draw:layer="layout" svg:x1="3.319cm" svg:y1="3.01cm" svg:x2="3.318cm" svg:y2="3.558cm" draw:start-shape="id4" draw:start-glue-point="8" draw:end-shape="id7" draw:end-glue-point="0" svg:d="M3319 3010v275h-1v273" svg:viewBox="0 0 2 549">
          <text:p/>
        </draw:connector>
        <draw:frame draw:style-name="gr15" draw:text-style-name="P4" draw:layer="layout" svg:width="1.368cm" svg:height="0.725cm" svg:x="3.632cm" svg:y="3.01cm">
          <draw:text-box>
            <text:p text:style-name="P3"><text:span text:style-name="T1">True</text:span></text:p>
          </draw:text-box>
        </draw:frame>
        <draw:custom-shape draw:style-name="gr16" draw:text-style-name="P1" xml:id="id10" draw:id="id10" draw:layer="layout" svg:width="3.137cm" svg:height="0.913cm" svg:x="1.75cm" svg:y="4.837cm">
          <text:p text:style-name="P1">Sidebars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xml:id="id11" draw:id="id11" draw:layer="layout" svg:width="3.137cm" svg:height="0.913cm" svg:x="12.922cm" svg:y="4.837cm">
          <text:p text:style-name="P1">topdownbars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xml:id="id9" draw:id="id9" draw:layer="layout" svg:width="2.5cm" svg:height="1.75cm" svg:x="17.5cm" svg:y="17.5cm">
          <text:p text:style-name="P1">Add Vert &amp; </text:p>
          <text:p text:style-name="P1">Hor bars til</text:p>
          <text:p text:style-name="P1">600</text:p>
          <draw:enhanced-geometry svg:viewBox="0 0 21600 21600" draw:type="rectangle" draw:enhanced-path="M 0 0 L 21600 0 21600 21600 0 21600 0 0 Z N"/>
        </draw:custom-shape>
        <draw:connector draw:style-name="gr18" draw:text-style-name="P2" draw:layer="layout" svg:x1="16.059cm" svg:y1="2.553cm" svg:x2="19.451cm" svg:y2="12.109cm" draw:start-shape="id5" draw:start-glue-point="10" draw:end-shape="id8" draw:end-glue-point="11" svg:d="M16059 2553h3392v9556" svg:viewBox="0 0 3393 9557">
          <text:p/>
        </draw:connector>
        <draw:connector draw:style-name="gr19" draw:text-style-name="P2" draw:layer="layout" svg:x1="18.75cm" svg:y1="19.25cm" svg:x2="10.25cm" svg:y2="28.35cm" draw:start-shape="id9" draw:start-glue-point="2" draw:end-shape="id2" draw:end-glue-point="1" svg:d="M18750 19250v9100h-8500" svg:viewBox="0 0 8501 9101">
          <text:p/>
        </draw:connector>
        <draw:connector draw:style-name="gr20" draw:text-style-name="P2" draw:layer="layout" svg:x1="3.318cm" svg:y1="4.288cm" svg:x2="3.319cm" svg:y2="4.837cm" draw:start-shape="id7" draw:start-glue-point="2" draw:end-shape="id10" draw:end-glue-point="4" svg:d="M3318 4288v274h1v275" svg:viewBox="0 0 2 550">
          <text:p/>
        </draw:connector>
        <draw:connector draw:style-name="gr21" draw:text-style-name="P2" draw:layer="layout" svg:x1="14.49cm" svg:y1="4.288cm" svg:x2="14.491cm" svg:y2="4.837cm" draw:start-shape="id6" draw:start-glue-point="2" draw:end-shape="id11" draw:end-glue-point="4" svg:d="M14490 4288v274h1v275" svg:viewBox="0 0 2 550">
          <text:p/>
        </draw:connector>
        <draw:frame draw:style-name="gr9" draw:text-style-name="P4" draw:layer="layout" svg:width="1.676cm" svg:height="0.751cm" svg:x="4.574cm" svg:y="4.499cm">
          <draw:text-box>
            <text:p text:style-name="P3"><text:span text:style-name="T1">False</text:span></text:p>
          </draw:text-box>
        </draw:frame>
        <draw:frame draw:style-name="gr15" draw:text-style-name="P4" draw:layer="layout" svg:width="1.368cm" svg:height="0.725cm" svg:x="3.632cm" svg:y="5.5cm">
          <draw:text-box>
            <text:p text:style-name="P3"><text:span text:style-name="T1">True</text:span></text:p>
          </draw:text-box>
        </draw:frame>
        <draw:frame draw:style-name="gr15" draw:text-style-name="P4" draw:layer="layout" svg:width="1.368cm" svg:height="0.725cm" svg:x="15.5cm" svg:y="5.525cm">
          <draw:text-box>
            <text:p text:style-name="P3"><text:span text:style-name="T1">True</text:span></text:p>
          </draw:text-box>
        </draw:frame>
        <draw:frame draw:style-name="gr9" draw:text-style-name="P4" draw:layer="layout" svg:width="1.598cm" svg:height="0.751cm" svg:x="11.652cm" svg:y="4.499cm">
          <draw:text-box>
            <text:p text:style-name="P3"><text:span text:style-name="T1">False</text:span></text:p>
          </draw:text-box>
        </draw:frame>
        <draw:connector draw:style-name="gr22" draw:text-style-name="P5" draw:layer="layout" svg:x1="12.922cm" svg:y1="5.293cm" svg:x2="10.625cm" svg:y2="11.5cm" draw:start-shape="id11" draw:start-glue-point="6" draw:end-shape="id12" draw:end-glue-point="4" svg:d="M12922 5293h-2297v6207" svg:viewBox="0 0 2298 6208">
          <text:p/>
        </draw:connector>
        <draw:connector draw:style-name="gr23" draw:text-style-name="P5" draw:layer="layout" draw:line-skew="0.596cm" svg:x1="4.887cm" svg:y1="5.293cm" svg:x2="12.922cm" svg:y2="2.553cm" draw:start-shape="id10" draw:start-glue-point="10" draw:end-shape="id5" draw:end-glue-point="6" svg:d="M4887 5293h4613v-2740h3422" svg:viewBox="0 0 8036 2741">
          <text:p/>
        </draw:connector>
        <draw:custom-shape draw:style-name="gr24" draw:text-style-name="P1" xml:id="id13" draw:id="id13" draw:layer="layout" svg:width="5.637cm" svg:height="0.914cm" svg:x="1cm" svg:y="6.586cm">
          <text:p text:style-name="P1">600 &lt; width – 2 * WTH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5" draw:layer="layout" svg:x1="3.319cm" svg:y1="5.75cm" svg:x2="3.819cm" svg:y2="6.586cm" draw:start-shape="id10" draw:start-glue-point="8" draw:end-shape="id13" draw:end-glue-point="4" svg:d="M3319 5750v418h500v418" svg:viewBox="0 0 501 837">
          <text:p/>
        </draw:connector>
        <draw:custom-shape draw:style-name="gr24" draw:text-style-name="P1" xml:id="id14" draw:id="id14" draw:layer="layout" svg:width="5.637cm" svg:height="0.914cm" svg:x="11.613cm" svg:y="6.336cm">
          <text:p text:style-name="P1">600 &lt; height – 2 * HTH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5" draw:layer="layout" svg:x1="14.491cm" svg:y1="5.75cm" svg:x2="14.432cm" svg:y2="6.336cm" draw:start-shape="id11" draw:start-glue-point="8" draw:end-shape="id14" draw:end-glue-point="4" svg:d="M14491 5750v293h-59v293" svg:viewBox="0 0 60 587">
          <text:p/>
        </draw:connector>
        <draw:frame draw:style-name="gr9" draw:text-style-name="P4" draw:layer="layout" svg:width="1.676cm" svg:height="0.751cm" svg:x="5.5cm" svg:y="6cm">
          <draw:text-box>
            <text:p text:style-name="P3"><text:span text:style-name="T1">False</text:span></text:p>
          </draw:text-box>
        </draw:frame>
        <draw:frame draw:style-name="gr15" draw:text-style-name="P4" draw:layer="layout" svg:width="1.368cm" svg:height="0.725cm" svg:x="1.382cm" svg:y="7.5cm">
          <draw:text-box>
            <text:p text:style-name="P3"><text:span text:style-name="T1">True</text:span></text:p>
          </draw:text-box>
        </draw:frame>
        <draw:frame draw:style-name="gr15" draw:text-style-name="P4" draw:layer="layout" svg:width="1.368cm" svg:height="0.725cm" svg:x="13cm" svg:y="7.25cm">
          <draw:text-box>
            <text:p text:style-name="P3"><text:span text:style-name="T1">True</text:span></text:p>
          </draw:text-box>
        </draw:frame>
        <draw:frame draw:style-name="gr9" draw:text-style-name="P4" draw:layer="layout" svg:width="1.676cm" svg:height="0.751cm" svg:x="16.5cm" svg:y="5.999cm">
          <draw:text-box>
            <text:p text:style-name="P3"><text:span text:style-name="T1">False</text:span></text:p>
          </draw:text-box>
        </draw:frame>
        <draw:custom-shape draw:style-name="gr27" draw:text-style-name="P1" xml:id="id15" draw:id="id15" draw:layer="layout" svg:width="5cm" svg:height="1.73cm" svg:x="1.25cm" svg:y="8.25cm">
          <text:p text:style-name="P1">Cut (WTH – </text:p>
          <text:p text:style-name="P1">(600 – Width – WTH) / 2)</text:p>
          <text:p text:style-name="P1">off</text:p>
          <draw:enhanced-geometry svg:viewBox="0 0 21600 21600" draw:type="rectangle" draw:enhanced-path="M 0 0 L 21600 0 21600 21600 0 21600 0 0 Z N"/>
        </draw:custom-shape>
        <draw:custom-shape draw:style-name="gr27" draw:text-style-name="P1" xml:id="id16" draw:id="id16" draw:layer="layout" svg:width="5cm" svg:height="1.73cm" svg:x="11.25cm" svg:y="8.25cm">
          <text:p text:style-name="P1">Cut (<text:span text:style-name="T2">H</text:span>TH – </text:p>
          <text:p text:style-name="P1">(600 – high – HTH) / 2)</text:p>
          <text:p text:style-name="P1">off</text:p>
          <draw:enhanced-geometry svg:viewBox="0 0 21600 21600" draw:type="rectangle" draw:enhanced-path="M 0 0 L 21600 0 21600 21600 0 21600 0 0 Z N"/>
        </draw:custom-shape>
        <draw:connector draw:style-name="gr28" draw:text-style-name="P5" draw:layer="layout" svg:x1="3.819cm" svg:y1="7.5cm" svg:x2="3.75cm" svg:y2="8.25cm" draw:start-shape="id13" draw:start-glue-point="8" draw:end-shape="id15" draw:end-glue-point="0" svg:d="M3819 7500v376h-69v374" svg:viewBox="0 0 70 751">
          <text:p/>
        </draw:connector>
        <draw:connector draw:style-name="gr29" draw:text-style-name="P5" draw:layer="layout" svg:x1="14.432cm" svg:y1="7.25cm" svg:x2="13.75cm" svg:y2="8.25cm" draw:start-shape="id14" draw:start-glue-point="8" draw:end-shape="id16" draw:end-glue-point="0" svg:d="M14432 7250v501h-682v499" svg:viewBox="0 0 683 1001">
          <text:p/>
        </draw:connector>
        <draw:connector draw:style-name="gr30" draw:text-style-name="P5" draw:layer="layout" svg:x1="6.25cm" svg:y1="9.115cm" svg:x2="12.922cm" svg:y2="2.553cm" draw:start-shape="id15" draw:start-glue-point="1" draw:end-shape="id5" draw:end-glue-point="6" svg:d="M6250 9115h3336v-6562h3336" svg:viewBox="0 0 6673 6563">
          <text:p/>
        </draw:connector>
        <draw:custom-shape draw:style-name="gr10" draw:text-style-name="P1" xml:id="id17" draw:id="id17" draw:layer="layout" svg:width="1.883cm" svg:height="0.73cm" svg:x="7.25cm" svg:y="6.77cm">
          <text:p text:style-name="P1">Cut WTH</text:p>
          <draw:enhanced-geometry svg:viewBox="0 0 21600 21600" draw:type="rectangle" draw:enhanced-path="M 0 0 L 21600 0 21600 21600 0 21600 0 0 Z N"/>
        </draw:custom-shape>
        <draw:custom-shape draw:style-name="gr10" draw:text-style-name="P1" xml:id="id18" draw:id="id18" draw:layer="layout" svg:width="1.883cm" svg:height="0.73cm" svg:x="16.617cm" svg:y="8.77cm">
          <text:p text:style-name="P1">Cut WTH</text:p>
          <draw:enhanced-geometry svg:viewBox="0 0 21600 21600" draw:type="rectangle" draw:enhanced-path="M 0 0 L 21600 0 21600 21600 0 21600 0 0 Z N"/>
        </draw:custom-shape>
        <draw:connector draw:style-name="gr31" draw:text-style-name="P5" draw:layer="layout" svg:x1="6.637cm" svg:y1="7.043cm" svg:x2="7.25cm" svg:y2="7.135cm" draw:start-shape="id13" draw:start-glue-point="10" draw:end-shape="id17" draw:end-glue-point="3" svg:d="M6637 7043h306v92h307" svg:viewBox="0 0 614 93">
          <text:p/>
        </draw:connector>
        <draw:connector draw:style-name="gr32" draw:text-style-name="P5" draw:layer="layout" draw:line-skew="-0.251cm" svg:x1="17.25cm" svg:y1="6.793cm" svg:x2="17.558cm" svg:y2="8.77cm" draw:start-shape="id14" draw:start-glue-point="10" draw:end-shape="id18" draw:end-glue-point="0" svg:d="M17250 6793h250v1218h58v759" svg:viewBox="0 0 309 1978">
          <text:p/>
        </draw:connector>
        <draw:connector draw:style-name="gr33" draw:text-style-name="P5" draw:layer="layout" draw:line-skew="-1.527cm" svg:x1="9.133cm" svg:y1="7.135cm" svg:x2="12.922cm" svg:y2="2.553cm" draw:start-shape="id17" draw:start-glue-point="1" draw:end-shape="id5" draw:end-glue-point="6" svg:d="M9133 7135h367v-4582h3422" svg:viewBox="0 0 3790 4583">
          <text:p/>
        </draw:connector>
        <draw:connector draw:style-name="gr34" draw:text-style-name="P5" draw:layer="layout" draw:line-skew="-0.115cm" svg:x1="13.75cm" svg:y1="9.98cm" svg:x2="10.625cm" svg:y2="11.5cm" draw:start-shape="id16" draw:start-glue-point="2" draw:end-shape="id12" draw:end-glue-point="4" svg:d="M13750 9980v645h-3125v875" svg:viewBox="0 0 3126 1521">
          <text:p/>
        </draw:connector>
        <draw:connector draw:style-name="gr35" draw:text-style-name="P5" draw:layer="layout" draw:line-skew="0.125cm" svg:x1="17.558cm" svg:y1="9.5cm" svg:x2="10.625cm" svg:y2="11.5cm" draw:start-shape="id18" draw:start-glue-point="2" draw:end-shape="id12" draw:end-glue-point="4" svg:d="M17558 9500v1125h-6933v875" svg:viewBox="0 0 6934 2001">
          <text:p/>
        </draw:connector>
        <draw:frame draw:style-name="gr15" draw:text-style-name="P4" draw:layer="layout" svg:width="1.368cm" svg:height="0.725cm" svg:x="12.132cm" svg:y="11cm">
          <draw:text-box>
            <text:p text:style-name="P3"><text:span text:style-name="T1">True</text:span></text:p>
          </draw:text-box>
        </draw:frame>
        <draw:frame draw:style-name="gr9" draw:text-style-name="P4" draw:layer="layout" svg:width="1.676cm" svg:height="0.751cm" svg:x="7.5cm" svg:y="10.999cm">
          <draw:text-box>
            <text:p text:style-name="P3"><text:span text:style-name="T1">False</text:span></text:p>
          </draw:text-box>
        </draw:frame>
        <draw:custom-shape draw:style-name="gr4" draw:text-style-name="P1" xml:id="id8" draw:id="id8" draw:layer="layout" svg:width="3.75cm" svg:height="0.75cm" svg:x="16.25cm" svg:y="12cm">
          <text:p text:style-name="P1">Width == Heigh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draw:layer="layout" svg:width="1.676cm" svg:height="0.751cm" svg:x="18.25cm" svg:y="12.75cm">
          <draw:text-box>
            <text:p text:style-name="P3"><text:span text:style-name="T1">False</text:span></text:p>
          </draw:text-box>
        </draw:frame>
        <draw:connector draw:style-name="gr36" draw:text-style-name="P5" draw:layer="layout" svg:x1="8.75cm" svg:y1="11.875cm" svg:x2="7.25cm" svg:y2="14.25cm" draw:start-shape="id12" draw:start-glue-point="6" draw:end-shape="id19" draw:end-glue-point="0" svg:d="M8750 11875h-1500v2375" svg:viewBox="0 0 1501 2376">
          <text:p/>
        </draw:connector>
        <draw:connector draw:style-name="gr37" draw:text-style-name="P5" draw:layer="layout" svg:x1="16.25cm" svg:y1="12.375cm" svg:x2="15.125cm" svg:y2="19.001cm" draw:start-shape="id8" draw:start-glue-point="6" draw:end-shape="id20" draw:end-glue-point="4" svg:d="M16250 12375h-1125v6626" svg:viewBox="0 0 1126 6627">
          <text:p/>
        </draw:connector>
        <draw:connector draw:style-name="gr38" draw:text-style-name="P5" draw:layer="layout" svg:x1="18.125cm" svg:y1="12.75cm" svg:x2="18.75cm" svg:y2="17.5cm" draw:start-shape="id8" draw:start-glue-point="8" draw:end-shape="id9" draw:end-glue-point="0" svg:d="M18125 12750v2376h625v2374" svg:viewBox="0 0 626 4751">
          <text:p/>
        </draw:connector>
        <draw:connector draw:style-name="gr39" draw:text-style-name="P5" draw:layer="layout" svg:x1="12.5cm" svg:y1="11.875cm" svg:x2="13cm" svg:y2="14.25cm" draw:start-shape="id12" draw:start-glue-point="10" draw:end-shape="id21" draw:end-glue-point="0" svg:d="M12500 11875h502v1376h-2v999" svg:viewBox="0 0 503 2376">
          <text:p/>
        </draw:connector>
        <draw:frame draw:style-name="gr15" draw:text-style-name="P4" draw:layer="layout" svg:width="1.368cm" svg:height="0.725cm" svg:x="15.5cm" svg:y="11.5cm">
          <draw:text-box>
            <text:p text:style-name="P3"><text:span text:style-name="T1">True</text:span></text:p>
          </draw:text-box>
        </draw:frame>
        <draw:custom-shape draw:style-name="gr40" draw:text-style-name="P1" xml:id="id20" draw:id="id20" draw:layer="layout" svg:width="2.75cm" svg:height="0.75cm" svg:x="13.75cm" svg:y="19.001cm">
          <text:p text:style-name="P1">600 == Heigh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5" draw:layer="layout" svg:x1="15.125cm" svg:y1="19.751cm" svg:x2="10.25cm" svg:y2="28.35cm" draw:start-shape="id20" draw:start-glue-point="8" draw:end-shape="id2" draw:end-glue-point="1" svg:d="M15125 19751v8599h-4875" svg:viewBox="0 0 4876 8600">
          <text:p/>
        </draw:connector>
        <draw:frame draw:style-name="gr15" draw:text-style-name="P4" draw:layer="layout" svg:width="1.368cm" svg:height="0.725cm" svg:x="15.808cm" svg:y="19.525cm">
          <draw:text-box>
            <text:p text:style-name="P3"><text:span text:style-name="T1">True</text:span></text:p>
          </draw:text-box>
        </draw:frame>
        <draw:frame draw:style-name="gr9" draw:text-style-name="P4" draw:layer="layout" svg:width="1.676cm" svg:height="0.751cm" svg:x="13cm" svg:y="18.5cm">
          <draw:text-box>
            <text:p text:style-name="P3"><text:span text:style-name="T1">False</text:span></text:p>
          </draw:text-box>
        </draw:frame>
        <draw:connector draw:style-name="gr42" draw:text-style-name="P5" draw:layer="layout" svg:x1="13.75cm" svg:y1="19.376cm" svg:x2="11.108cm" svg:y2="25.232cm" draw:start-shape="id20" draw:start-glue-point="6" draw:end-shape="id1" draw:end-glue-point="0" svg:d="M13750 19376h-2642v5856" svg:viewBox="0 0 2643 5857">
          <text:p/>
        </draw:connector>
        <draw:custom-shape draw:style-name="gr43" draw:text-style-name="P1" xml:id="id21" draw:id="id21" draw:layer="layout" svg:width="3cm" svg:height="1.75cm" svg:x="11.5cm" svg:y="14.25cm">
          <text:p text:style-name="P1">Add Vert til</text:p>
          <text:p text:style-name="P1">Width = height</text:p>
          <draw:enhanced-geometry svg:viewBox="0 0 21600 21600" draw:type="rectangle" draw:enhanced-path="M 0 0 L 21600 0 21600 21600 0 21600 0 0 Z N"/>
        </draw:custom-shape>
        <draw:custom-shape draw:style-name="gr43" draw:text-style-name="P1" xml:id="id19" draw:id="id19" draw:layer="layout" svg:width="3cm" svg:height="1.75cm" svg:x="5.75cm" svg:y="14.25cm">
          <text:p text:style-name="P1">Add hor til</text:p>
          <text:p text:style-name="P1">Width = height</text:p>
          <draw:enhanced-geometry svg:viewBox="0 0 21600 21600" draw:type="rectangle" draw:enhanced-path="M 0 0 L 21600 0 21600 21600 0 21600 0 0 Z N"/>
        </draw:custom-shape>
        <draw:connector draw:style-name="gr44" draw:text-style-name="P5" draw:layer="layout" svg:x1="13cm" svg:y1="16cm" svg:x2="15.125cm" svg:y2="19.001cm" draw:start-shape="id21" draw:start-glue-point="2" draw:end-shape="id20" draw:end-glue-point="4" svg:d="M13000 16000v1501h2125v1500" svg:viewBox="0 0 2126 3002">
          <text:p/>
        </draw:connector>
        <draw:connector draw:style-name="gr45" draw:text-style-name="P5" draw:layer="layout" svg:x1="7.25cm" svg:y1="16cm" svg:x2="15.125cm" svg:y2="19.001cm" draw:start-shape="id19" draw:start-glue-point="2" draw:end-shape="id20" draw:end-glue-point="4" svg:d="M7250 16000v1501h7875v1500" svg:viewBox="0 0 7876 3002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10" draw:display-name="Linienspitzen 10" svg:viewBox="0 0 20 20" svg:d="M0 20l10-20 10 20z"/>
    <draw:marker draw:name="Linienspitzen_20_11" draw:display-name="Linienspitzen 11" svg:viewBox="0 0 20 20" svg:d="M0 20l10-20 10 20z"/>
    <draw:marker draw:name="Linienspitzen_20_12" draw:display-name="Linienspitzen 12" svg:viewBox="0 0 20 20" svg:d="M0 20l10-20 10 20z"/>
    <draw:marker draw:name="Linienspitzen_20_13" draw:display-name="Linienspitzen 13" svg:viewBox="0 0 20 20" svg:d="M0 20l10-20 10 20z"/>
    <draw:marker draw:name="Linienspitzen_20_14" draw:display-name="Linienspitzen 14" svg:viewBox="0 0 20 20" svg:d="M0 20l10-20 10 20z"/>
    <draw:marker draw:name="Linienspitzen_20_15" draw:display-name="Linienspitzen 15" svg:viewBox="0 0 20 20" svg:d="M0 20l10-20 10 20z"/>
    <draw:marker draw:name="Linienspitzen_20_16" draw:display-name="Linienspitzen 16" svg:viewBox="0 0 20 20" svg:d="M0 20l10-20 10 20z"/>
    <draw:marker draw:name="Linienspitzen_20_17" draw:display-name="Linienspitzen 17" svg:viewBox="0 0 20 20" svg:d="M0 20l10-20 10 20z"/>
    <draw:marker draw:name="Linienspitzen_20_18" draw:display-name="Linienspitzen 18" svg:viewBox="0 0 20 20" svg:d="M0 20l10-20 10 20z"/>
    <draw:marker draw:name="Linienspitzen_20_19" draw:display-name="Linienspitzen 19" svg:viewBox="0 0 20 20" svg:d="M0 20l10-20 10 20z"/>
    <draw:marker draw:name="Linienspitzen_20_2" draw:display-name="Linienspitzen 2" svg:viewBox="0 0 20 20" svg:d="M0 20l10-20 10 20z"/>
    <draw:marker draw:name="Linienspitzen_20_20" draw:display-name="Linienspitzen 20" svg:viewBox="0 0 20 20" svg:d="M0 20l10-20 10 20z"/>
    <draw:marker draw:name="Linienspitzen_20_21" draw:display-name="Linienspitzen 21" svg:viewBox="0 0 20 20" svg:d="M0 20l10-20 10 20z"/>
    <draw:marker draw:name="Linienspitzen_20_22" draw:display-name="Linienspitzen 22" svg:viewBox="0 0 20 20" svg:d="M0 20l10-20 10 20z"/>
    <draw:marker draw:name="Linienspitzen_20_23" draw:display-name="Linienspitzen 23" svg:viewBox="0 0 20 20" svg:d="M0 20l10-20 10 20z"/>
    <draw:marker draw:name="Linienspitzen_20_24" draw:display-name="Linienspitzen 24" svg:viewBox="0 0 20 20" svg:d="M0 20l10-20 10 20z"/>
    <draw:marker draw:name="Linienspitzen_20_25" draw:display-name="Linienspitzen 25" svg:viewBox="0 0 20 20" svg:d="M0 20l10-20 10 20z"/>
    <draw:marker draw:name="Linienspitzen_20_26" draw:display-name="Linienspitzen 26" svg:viewBox="0 0 20 20" svg:d="M0 20l10-20 10 20z"/>
    <draw:marker draw:name="Linienspitzen_20_27" draw:display-name="Linienspitzen 27" svg:viewBox="0 0 20 20" svg:d="M0 20l10-20 10 20z"/>
    <draw:marker draw:name="Linienspitzen_20_28" draw:display-name="Linienspitzen 28" svg:viewBox="0 0 20 20" svg:d="M0 20l10-20 10 20z"/>
    <draw:marker draw:name="Linienspitzen_20_29" draw:display-name="Linienspitzen 29" svg:viewBox="0 0 20 20" svg:d="M0 20l10-20 10 20z"/>
    <draw:marker draw:name="Linienspitzen_20_3" draw:display-name="Linienspitzen 3" svg:viewBox="0 0 20 20" svg:d="M0 20l10-20 10 20z"/>
    <draw:marker draw:name="Linienspitzen_20_30" draw:display-name="Linienspitzen 30" svg:viewBox="0 0 20 20" svg:d="M0 20l10-20 10 20z"/>
    <draw:marker draw:name="Linienspitzen_20_31" draw:display-name="Linienspitzen 31" svg:viewBox="0 0 20 20" svg:d="M0 20l10-20 10 20z"/>
    <draw:marker draw:name="Linienspitzen_20_32" draw:display-name="Linienspitzen 32" svg:viewBox="0 0 20 20" svg:d="M0 20l10-20 10 20z"/>
    <draw:marker draw:name="Linienspitzen_20_33" draw:display-name="Linienspitzen 33" svg:viewBox="0 0 20 20" svg:d="M0 20l10-20 10 20z"/>
    <draw:marker draw:name="Linienspitzen_20_4" draw:display-name="Linienspitzen 4" svg:viewBox="0 0 20 20" svg:d="M0 20l10-20 10 20z"/>
    <draw:marker draw:name="Linienspitzen_20_6" draw:display-name="Linienspitzen 6" svg:viewBox="0 0 20 20" svg:d="M0 20l10-20 10 20z"/>
    <draw:marker draw:name="Linienspitzen_20_7" draw:display-name="Linienspitzen 7" svg:viewBox="0 0 20 20" svg:d="M0 20l10-20 10 20z"/>
    <draw:marker draw:name="Linienspitzen_20_8" draw:display-name="Linienspitzen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04-09T19:16:11.594000000</dc:date>
    <meta:editing-duration>PT14M29S</meta:editing-duration>
    <meta:editing-cycles>2</meta:editing-cycles>
    <meta:generator>LibreOffice/7.1.0.3$Windows_X86_64 LibreOffice_project/f6099ecf3d29644b5008cc8f48f42f4a40986e4c</meta:generator>
    <meta:document-statistic meta:object-count="68"/>
  </office:meta>
</office:document-meta>
</file>